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b53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reformatted_20_Text">Use the <text:span text:style-name="T1">ques1</text:span>.pcap file and answer the following</text:p>
      <text:p text:style-name="Preformatted_20_Text">1)What is the IP address of the client?</text:p>
      <text:p text:style-name="Preformatted_20_Text">2)Consider now the HTTP GET sent from the client to the Google server </text:p>
      <text:p text:style-name="Preformatted_20_Text">(whose IP address is <text:s/>64.233.169.104) at time 7.109267. <text:s/>What are the source and destination IP addresses and TCP source and destination ports on the IP datagram carrying this HTTP GET?</text:p>
      <text:p text:style-name="Preformatted_20_Text">3)At what time is the corresponding 200 OK HTTP message received from the Google server? </text:p>
      <text:p text:style-name="Preformatted_20_Text">4) What are the source and destination IP addresses and TCP source and destination ports on the IP datagram carrying this HTTP 200 OK message?</text:p>
      <text:p text:style-name="Preformatted_20_Text">5)Recall that before a GET command can be sent to an HTTP server, TCP must first set up a connection using the three-way SYN/ACK handshake.</text:p>
      <text:p text:style-name="Preformatted_20_Text"><text:s text:c="2"/>a)At what time is the client-to-server TCP SYN segment sent <text:s/>that sets up the connection used by the GET sent at time 7.109267?</text:p>
      <text:p text:style-name="Preformatted_20_Text"><text:s text:c="2"/>b) What are the source and destination IP addresses and source and destination ports for the TCP SYN segment? <text:s/></text:p>
      <text:p text:style-name="Preformatted_20_Text"><text:s text:c="2"/>c)What are the source and destination IP addresses and <text:s/>source and destination <text:s/>ports of the ACK sent in response to the SYN?</text:p>
      <text:p text:style-name="Preformatted_20_Text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07:14:01.302786378</dc:date>
    <meta:editing-duration>PT2M3S</meta:editing-duration>
    <meta:editing-cycles>1</meta:editing-cycles>
    <meta:document-statistic meta:table-count="0" meta:image-count="0" meta:object-count="0" meta:page-count="1" meta:paragraph-count="11" meta:word-count="188" meta:character-count="1083" meta:non-whitespace-character-count="888"/>
    <meta:generator>LibreOffice/5.4.5.1$Linux_X86_64 LibreOffice_project/40m0$Build-1</meta:generator>
  </office:meta>
</office:document-meta>
</file>